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5c0" officeooo:paragraph-rsid="001bc5c0"/>
    </style:style>
    <style:style style:name="T1" style:family="text">
      <style:text-properties officeooo:rsid="001bec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on stringfy na string : obj para string , <text:span text:style-name="T1">bom para colocar no localStorage arrays por exemplo.</text:span></text:p>
      <text:p text:style-name="P1">json parse : string para objet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7:09:14.705655171</meta:creation-date>
    <dc:date>2021-06-18T16:35:39.618020923</dc:date>
    <meta:editing-duration>PT8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3" meta:character-count="127" meta:non-whitespace-character-count="106"/>
  </office:meta>
</office:document-meta>
</file>